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59.99mm" svg:height="89.99mm" svg:x="46.16mm" svg:y="1mm">
            <loext:p draw:notify-on-update-of-ranges="Planilha1.B1:Planilha1.B1 Planilha1.B2:Planilha1.B2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eração</text:p>
          </table:table-cell>
          <table:table-cell office:value-type="string" calcext:value-type="string">
            <text:p>Avaliação Aptid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7" calcext:value-type="float">
            <text:p>1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 style:data-style-name="N2" text:time-value="01:14:56.06087271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00:54:08.470596740</meta:creation-date>
    <dc:date>2017-11-20T01:26:08.249275281</dc:date>
    <meta:editing-duration>PT6M33S</meta:editing-duration>
    <meta:editing-cycles>2</meta:editing-cycles>
    <meta:generator>LibreOffice/5.1.6.2$Linux_X86_64 LibreOffice_project/10m0$Build-2</meta:generator>
    <meta:document-statistic meta:table-count="1" meta:cell-count="4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Planilha1.B1:Planilha1.B201" chart:data-source-has-labels="row" svg:x="1.331cm" svg:y="0.18cm" svg:width="14.349cm" svg:height="7.659cm">
          <chartooo:coordinate-region svg:x="1.952cm" svg:y="0.301cm" svg:width="13.47cm" svg:height="6.535cm"/>
          <chart:axis chart:dimension="x" chart:name="primary-x" chart:style-name="ch3">
            <chart:title svg:x="7.826cm" svg:y="8.019cm" chart:style-name="ch4">
              <text:p>Geração</text:p>
            </chart:title>
          </chart:axis>
          <chart:axis chart:dimension="y" chart:name="primary-y" chart:style-name="ch3">
            <chart:title svg:x="0.451cm" svg:y="4.622cm" chart:style-name="ch5">
              <text:p>Aptidão</text:p>
            </chart:title>
            <chart:grid chart:style-name="ch6" chart:class="major"/>
          </chart:axis>
          <chart:series chart:style-name="ch7" chart:values-cell-range-address="Planilha1.B2:Planilha1.B201" chart:label-cell-address="Planilha1.B1:Planilha1.B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aliação Aptidão</text:p>
                <draw:g>
                  <svg:desc>Planilha1.B1:Planilh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">
                <text:p>24</text:p>
                <draw:g>
                  <svg:desc>Planilha1.B2:Planilha1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7">
                <text:p>1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